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ingTemplate.getUser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send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MessagingTemplate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convertAndSendToUser( String user , String destination , Object payload , @ Nullable Map &lt; String , Object &gt; headers , @ Nullable MessagePostProcessor post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MessagingTemplate.convertAndSendToUser( String user , String destination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convertAndSendToUser( String user , String destination , Object payload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setUserDestination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ingTemplate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sendInternal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MessagingTemplate.doSend( String destination ,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MessagingTemplate.setSendTimeout( long sen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MessagingTemplate.convertAndSendToUser( String user , String destination , Object payload ,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initHeaders( SimpMessageHeaderAccessor simpAc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MessagingTemplate.get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processHeadersToSend( @ Nullable Map &lt; String , Object &gt; h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MessagingTemplate.getMessag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ingTemplate.SimpMessagingTemplate( MessageChannel messag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